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DecoderTests.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ingDecoderTests.decodeTo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DecoderTests.decodeNewlinesAcrossBuff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DecoderTests.maxInMemoryLimitReleaseUnprocessedLinesWhenUnlimi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DecoderTests.decodeMultibyteCharacterUtf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DecoderTests.maxInMemoryLimitDoesNotApplyToParsedItemsThatDontRequireBuffe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DecoderTests.decodeNewLineIncludeDelimi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tringDecoderTests.decodeNew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ringDecoderTests.decodeToMonoWithEmpty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DecoderTests.decodeEmpty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DecoderTests.can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ingDecoderTests.StringDecod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DecoderTests.toDataBuffers( String s , int length , Charset char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DecoderTests.maxInMemory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ingDecoderTests.stringBuffe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DecoderTests.decodeEmptyData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